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17cm" fo:min-width="4.58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4.58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1.148cm" fo:min-width="2.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0.476cm"/>
    </style:style>
    <style:style style:name="gr7" style:family="graphic" style:parent-style-name="standard">
      <style:graphic-properties draw:stroke="none" draw:fill="none" fo:min-height="0.94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2.667cm" svg:x="2.27cm" svg:y="2.27cm">
          <text:p text:style-name="P1">Star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35cm" svg:y1="3.54cm" svg:x2="10.017cm" svg:y2="3.54cm">
          <text:p/>
        </draw:line>
        <draw:line draw:style-name="gr2" draw:text-style-name="P2" draw:layer="layout" svg:x1="13.954cm" svg:y1="4.175cm" svg:x2="16.494cm" svg:y2="6.588cm">
          <text:p/>
        </draw:line>
        <draw:line draw:style-name="gr2" draw:text-style-name="P2" draw:layer="layout" svg:x1="12.557cm" svg:y1="4.964cm" svg:x2="12.557cm" svg:y2="7.377cm">
          <text:p/>
        </draw:line>
        <draw:custom-shape draw:style-name="gr3" draw:text-style-name="P3" xml:id="id3" draw:id="id3" draw:layer="layout" svg:width="5.08cm" svg:height="2.54cm" svg:x="16.494cm" svg:y="5.445cm">
          <text:p text:style-name="P3"><text:span text:style-name="T1">Show &lt;Insert side slot&gt; page. Await Arduino ready sig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5.08cm" svg:height="2.54cm" svg:x="10.017cm" svg:y="7.377cm">
          <text:p text:style-name="P4"><text:span text:style-name="T2">Show &lt;Insert </text:span><text:span text:style-name="T1">bottom</text:span><text:span text:style-name="T2"> slot&gt; page. Await Arduino ready signal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8cm" svg:height="2.794cm" svg:x="10.017cm" svg:y="2.143cm">
          <text:p text:style-name="P1"><text:span text:style-name="T1">What identification</text:span><text:span text:style-name="T1"><text:line-break/></text:span><text:span text:style-name="T1">type selected</text:span><text:span text:style-name="T1"><text:line-break/></text:span><text:span text:style-name="T1">strIDTyp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5" draw:layer="layout" svg:width="2.178cm" svg:height="0.725cm" svg:x="11.25cm" svg:y="5.482cm">
          <draw:text-box>
            <text:p><text:span text:style-name="T1">Passport</text:span></text:p>
          </draw:text-box>
        </draw:frame>
        <draw:frame draw:style-name="gr6" draw:text-style-name="P6" draw:layer="layout" svg:width="3.69cm" svg:height="0.726cm" svg:x="13.439cm" svg:y="4.846cm">
          <draw:text-box>
            <text:p><text:span text:style-name="T1">State Issued ID</text:span></text:p>
          </draw:text-box>
        </draw:frame>
        <draw:line draw:style-name="gr2" draw:text-style-name="P2" draw:layer="layout" svg:x1="11.16cm" svg:y1="4.175cm" svg:x2="8.62cm" svg:y2="6.588cm">
          <text:p/>
        </draw:line>
        <draw:frame draw:style-name="gr6" draw:text-style-name="P6" draw:layer="layout" svg:width="1.815cm" svg:height="0.726cm" svg:x="9.218cm" svg:y="4.846cm">
          <draw:text-box>
            <text:p><text:span text:style-name="T1">Quit</text:span></text:p>
          </draw:text-box>
        </draw:frame>
        <draw:custom-shape draw:style-name="gr4" draw:text-style-name="P1" xml:id="id4" draw:id="id4" draw:layer="layout" svg:width="5.08cm" svg:height="2.794cm" svg:x="2.016cm" svg:y="12.703cm">
          <text:p text:style-name="P1"><text:span text:style-name="T1">Authentication success</text:span></text:p>
          <text:p text:style-name="P1"><text:span text:style-name="T1">blnSucces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2" draw:id="id2" draw:layer="layout" svg:width="5.08cm" svg:height="2.54cm" svg:x="16.621cm" svg:y="9.509cm">
          <text:p text:style-name="P4"><text:span text:style-name="T2">Show &lt;Authenticating&gt; page. Run scanning and connect with API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81cm" svg:y1="6.334cm" svg:x2="4.81cm" svg:y2="4.937cm">
          <text:p/>
        </draw:line>
        <draw:frame draw:style-name="gr6" draw:text-style-name="P6" draw:layer="layout" svg:width="1.143cm" svg:height="0.726cm" svg:x="7.985cm" svg:y="6.588cm">
          <draw:text-box>
            <text:p><text:span text:style-name="T1">S1 </text:span></text:p>
          </draw:text-box>
        </draw:frame>
        <draw:frame draw:style-name="gr6" draw:text-style-name="P6" draw:layer="layout" svg:width="1.143cm" svg:height="0.726cm" svg:x="4.286cm" svg:y="6.288cm">
          <draw:text-box>
            <text:p><text:span text:style-name="T1">S1 </text:span></text:p>
          </draw:text-box>
        </draw:frame>
        <draw:connector draw:style-name="gr2" draw:text-style-name="P2" draw:layer="layout" svg:x1="12.557cm" svg:y1="9.917cm" svg:x2="16.621cm" svg:y2="10.779cm" draw:start-shape="id1" draw:start-glue-point="2" draw:end-shape="id2" draw:end-glue-point="3" svg:d="M12557 9917v862h4064" svg:viewBox="0 0 4065 863">
          <text:p/>
        </draw:connector>
        <draw:connector draw:style-name="gr2" draw:text-style-name="P2" draw:layer="layout" svg:x1="19.034cm" svg:y1="7.985cm" svg:x2="19.161cm" svg:y2="9.509cm" draw:start-shape="id3" draw:start-glue-point="2" draw:end-shape="id2" draw:end-glue-point="0" svg:d="M19034 7985v762h127v762" svg:viewBox="0 0 128 1525">
          <text:p/>
        </draw:connector>
        <draw:connector draw:style-name="gr2" draw:text-style-name="P2" draw:layer="layout" svg:x1="19.161cm" svg:y1="12.049cm" svg:x2="4.556cm" svg:y2="12.703cm" draw:start-shape="id2" draw:start-glue-point="2" draw:end-shape="id4" draw:end-glue-point="4" svg:d="M19161 12049v501h-7302v-348h-7303v501" svg:viewBox="0 0 14606 655">
          <text:p/>
        </draw:connector>
        <draw:connector draw:style-name="gr2" draw:text-style-name="P2" draw:layer="layout" svg:x1="7.096cm" svg:y1="14.1cm" svg:x2="8.817cm" svg:y2="14.147cm" draw:start-shape="id4" draw:start-glue-point="7" draw:end-shape="id5" draw:end-glue-point="3" svg:d="M7096 14100h861v47h860" svg:viewBox="0 0 1722 48">
          <text:p/>
        </draw:connector>
        <draw:frame draw:style-name="gr7" draw:text-style-name="P6" draw:layer="layout" svg:width="2.549cm" svg:height="1.199cm" svg:x="7.096cm" svg:y="13.263cm">
          <draw:text-box>
            <text:p><text:span text:style-name="T1">false </text:span></text:p>
          </draw:text-box>
        </draw:frame>
        <draw:custom-shape draw:style-name="gr3" draw:text-style-name="P4" xml:id="id5" draw:id="id5" draw:layer="layout" svg:width="5.08cm" svg:height="2.54cm" svg:x="8.817cm" svg:y="12.877cm">
          <text:p text:style-name="P4"><text:span text:style-name="T2">Show &lt;Authentication failure&gt; page.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4.556cm" svg:y1="15.497cm" svg:x2="4.446cm" svg:y2="20.646cm" draw:start-shape="id4" draw:start-glue-point="6" svg:d="M4556 15497v2826h-110v2323" svg:viewBox="0 0 111 5150">
          <text:p/>
        </draw:connector>
        <draw:custom-shape draw:style-name="gr4" draw:text-style-name="P1" xml:id="id6" draw:id="id6" draw:layer="layout" svg:width="5.08cm" svg:height="2.794cm" svg:x="15.218cm" svg:y="12.744cm">
          <text:p text:style-name="P1"><text:span text:style-name="T1">User Selection</text:span></text:p>
          <text:p text:style-name="P1"><text:span text:style-name="T1">btnType</text:span></text:p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svg:x1="13.897cm" svg:y1="14.147cm" svg:x2="15.218cm" svg:y2="14.141cm" draw:start-shape="id5" draw:start-glue-point="1" draw:end-shape="id6" draw:end-glue-point="5" svg:d="M13897 14147h661v-6h660" svg:viewBox="0 0 1322 7">
          <text:p/>
        </draw:connector>
        <draw:line draw:style-name="gr2" draw:text-style-name="P2" draw:layer="layout" svg:x1="17.758cm" svg:y1="15.564cm" svg:x2="17.758cm" svg:y2="17.977cm">
          <text:p/>
        </draw:line>
        <draw:frame draw:style-name="gr5" draw:text-style-name="P5" draw:layer="layout" svg:width="2.106cm" svg:height="0.725cm" svg:x="16.751cm" svg:y="16.082cm">
          <draw:text-box>
            <text:p><text:span text:style-name="T1">Eject ID </text:span></text:p>
          </draw:text-box>
        </draw:frame>
        <draw:frame draw:style-name="gr6" draw:text-style-name="P6" draw:layer="layout" svg:width="3.69cm" svg:height="0.726cm" svg:x="19.24cm" svg:y="15.446cm">
          <draw:text-box>
            <text:p><text:span text:style-name="T1">Try Again</text:span></text:p>
          </draw:text-box>
        </draw:frame>
        <draw:line draw:style-name="gr2" draw:text-style-name="P2" draw:layer="layout" svg:x1="16.361cm" svg:y1="14.775cm" svg:x2="13.821cm" svg:y2="17.188cm">
          <text:p/>
        </draw:line>
        <draw:frame draw:style-name="gr6" draw:text-style-name="P6" draw:layer="layout" svg:width="2.577cm" svg:height="0.726cm" svg:x="14.419cm" svg:y="15.446cm">
          <draw:text-box>
            <text:p><text:span text:style-name="T1">Quit</text:span></text:p>
          </draw:text-box>
        </draw:frame>
        <draw:line draw:style-name="gr2" draw:text-style-name="P2" draw:layer="layout" svg:x1="19.154cm" svg:y1="14.775cm" svg:x2="21.694cm" svg:y2="17.188cm">
          <text:p/>
        </draw:line>
        <draw:frame draw:style-name="gr6" draw:text-style-name="P6" draw:layer="layout" svg:width="1.143cm" svg:height="0.726cm" svg:x="21.447cm" svg:y="17.165cm">
          <draw:text-box>
            <text:p><text:span text:style-name="T1">A1 </text:span></text:p>
          </draw:text-box>
        </draw:frame>
        <draw:frame draw:style-name="gr6" draw:text-style-name="P6" draw:layer="layout" svg:width="1.143cm" svg:height="0.726cm" svg:x="23.733cm" svg:y="10.307cm">
          <draw:text-box>
            <text:p><text:span text:style-name="T1">A1 </text:span></text:p>
          </draw:text-box>
        </draw:frame>
        <draw:line draw:style-name="gr2" draw:text-style-name="P2" draw:layer="layout" svg:x1="23.733cm" svg:y1="10.652cm" svg:x2="21.701cm" svg:y2="10.652cm">
          <text:p/>
        </draw:line>
        <draw:custom-shape draw:style-name="gr3" draw:text-style-name="P4" draw:layer="layout" svg:width="5.08cm" svg:height="2.54cm" svg:x="15.221cm" svg:y="17.909cm">
          <text:p text:style-name="P4"><text:span text:style-name="T2">Send trigger to Arduino to Eject ID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0.304cm" svg:y1="19.161cm" svg:x2="21.955cm" svg:y2="19.161cm">
          <text:p/>
        </draw:line>
        <draw:frame draw:style-name="gr6" draw:text-style-name="P6" draw:layer="layout" svg:width="1.143cm" svg:height="0.726cm" svg:x="21.828cm" svg:y="18.816cm">
          <draw:text-box>
            <text:p><text:span text:style-name="T1">C1 </text:span></text:p>
          </draw:text-box>
        </draw:frame>
        <draw:frame draw:style-name="gr6" draw:text-style-name="P6" draw:layer="layout" svg:width="1.143cm" svg:height="0.726cm" svg:x="13.192cm" svg:y="17.129cm">
          <draw:text-box>
            <text:p><text:span text:style-name="T1">S1 </text:span></text:p>
          </draw:text-box>
        </draw:frame>
        <draw:line draw:style-name="gr2" draw:text-style-name="P2" draw:layer="layout" svg:x1="17.129cm" svg:y1="3.54cm" svg:x2="15.097cm" svg:y2="3.54cm">
          <text:p/>
        </draw:line>
        <draw:frame draw:style-name="gr6" draw:text-style-name="P6" draw:layer="layout" svg:width="1.143cm" svg:height="0.726cm" svg:x="17.002cm" svg:y="3.195cm">
          <draw:text-box>
            <text:p><text:span text:style-name="T1">C1 </text:span></text:p>
          </draw:text-box>
        </draw:frame>
        <draw:line draw:style-name="gr2" draw:text-style-name="P2" draw:layer="layout" svg:x1="20.177cm" svg:y1="14.081cm" svg:x2="21.828cm" svg:y2="14.081cm">
          <text:p/>
        </draw:line>
        <draw:custom-shape draw:style-name="gr3" draw:text-style-name="P4" draw:layer="layout" svg:width="5.08cm" svg:height="2.54cm" svg:x="21.821cm" svg:y="12.809cm">
          <text:p text:style-name="P4"><text:span text:style-name="T2">Send trigger to Arduino to call for help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69cm" svg:height="0.726cm" svg:x="20.17cm" svg:y="13.319cm">
          <draw:text-box>
            <text:p><text:span text:style-name="T1">Hel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6T23:15:47.999000000</meta:creation-date>
    <dc:date>2020-03-08T19:24:35.317000000</dc:date>
    <meta:editing-duration>P1DT19H34M24S</meta:editing-duration>
    <meta:editing-cycles>1</meta:editing-cycles>
    <meta:document-statistic meta:object-count="43"/>
    <meta:generator>LibreOffice/6.2.3.2$Windows_X86_64 LibreOffice_project/aecc05fe267cc68dde00352a451aa867b3b546ac</meta:generator>
  </office:meta>
</office:document-meta>
</file>